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73b" officeooo:paragraph-rsid="000f273b"/>
    </style:style>
    <style:style style:name="T1" style:family="text">
      <style:text-properties officeooo:rsid="000fa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otis sonidos</text:p>
      <text:p text:style-name="P1"/>
      <text:p text:style-name="P1">Entrada</text:p>
      <text:p text:style-name="P1"/>
      <text:p text:style-name="P1">Mover ficha</text:p>
      <text:p text:style-name="P1"/>
      <text:p text:style-name="P1">fallo</text:p>
      <text:p text:style-name="P1"/>
      <text:p text:style-name="P1">fin de tiempo</text:p>
      <text:p text:style-name="P1"/>
      <text:p text:style-name="P1">acertar</text:p>
      <text:p text:style-name="P1"><text:tab/>aplausos: <text:span text:style-name="T1">34</text:span></text:p>
      <text:p text:style-name="P1"><text:tab/>bites:</text:p>
      <text:p text:style-name="P1"><text:tab/>dragon:</text:p>
      <text:p text:style-name="P1"><text:tab/>mario: <text:span text:style-name="T1">27, 28, 35, 53, 59</text:span></text:p>
      <text:p text:style-name="P1"><text:tab/>trompeta: <text:span text:style-name="T1">29</text:span></text:p>
      <text:p text:style-name="P1">quesito</text:p>
      <text:p text:style-name="P1"/>
      <text:p text:style-name="P1">vencedor</text:p>
      <text:p text:style-name="P1"/>
      <text:p text:style-name="P1"/>
      <text:p text:style-name="P1">Prueba de nuev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06:59:04.582557676</meta:creation-date>
    <dc:date>2023-01-10T07:13:19.225538024</dc:date>
    <meta:editing-duration>PT14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7" meta:character-count="154" meta:non-whitespace-character-count="136"/>
  </office:meta>
</office:document-meta>
</file>